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15b3" officeooo:paragraph-rsid="000e15b3"/>
    </style:style>
    <style:style style:name="P2" style:family="paragraph" style:parent-style-name="Preformatted_20_Text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officeooo:paragraph-rsid="000e15b3"/>
    </style:style>
    <style:style style:name="T1" style:family="text">
      <style:text-properties officeooo:rsid="000e15b3"/>
    </style:style>
    <style:style style:name="T2" style:family="text">
      <style:text-properties officeooo:rsid="000f1e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ria de desarrollo – Plantillas MJML para Feria Valencia</text:p>
      <text:h text:style-name="Heading_20_1" text:outline-level="1">1. Contexto y objetivo</text:h>
      <text:p text:style-name="Preformatted_20_Text"/>
      <text:p text:style-name="Preformatted_20_Text">Este trabajo consiste en la elaboración de dos plantillas de correo electrónico en formato MJML (Markup Language para correos responsivos), destinadas a la difusión de eventos organizados por Feria Valencia: Expojove 2025 y el Salón del Cómic 2025. El objetivo principal ha sido presentar de forma clara, atractiva y accesible la información esencial de cada evento a sus respectivos públicos, <text:span text:style-name="T1">en mi caso</text:span> sin experiencia previa en marketing digital.</text:p>
      <text:p text:style-name="Preformatted_20_Text"/>
      <text:h text:style-name="Heading_20_1" text:outline-level="1">2. Metodología</text:h>
      <text:p text:style-name="Preformatted_20_Text"/>
      <text:p text:style-name="Preformatted_20_Text">La base conceptual se apoya en el libro Don't Make Me Think de Steve Krug, priorizando usabilidad, jerarquía visual y simplicidad. En la parte técnica, se ha utilizado la documentación oficial de MJML y recursos como W3Schools para estructurar el contenido con HTML y estilos CSS in-line, garantizando compatibilidad con clientes de correo.</text:p>
      <text:p text:style-name="Preformatted_20_Text"/>
      <text:p text:style-name="Preformatted_20_Text">Las plantillas se diseñaron con estos criterios:</text:p>
      <text:p text:style-name="Preformatted_20_Text"/>
      <text:p text:style-name="P2">Responsividad total, mediante media queries y clases condicionales.</text:p>
      <text:p text:style-name="P2"/>
      <text:p text:style-name="P2">Tipografía legible (Ubuntu, Arial, Bangers) y buen contraste de colores.</text:p>
      <text:p text:style-name="P2"/>
      <text:p text:style-name="P2">Jerarquía informativa clara, con títulos grandes, secciones diferenciadas y botones de acción bien visibles.</text:p>
      <text:p text:style-name="P2"/>
      <text:p text:style-name="P2">Optimización móvil, asegurando que todas las imágenes y columnas se reestructuren para pantallas pequeñas.</text:p>
      <text:p text:style-name="P2"/>
      <text:p text:style-name="P2">Cambio de idioma, presente en ambas plantillas mediante enlaces visibles al inicio.</text:p>
      <text:p text:style-name="Preformatted_20_Text"/>
      <text:h text:style-name="Heading_20_1" text:outline-level="1">3. Descripción de las plantillas</text:h>
      <text:p text:style-name="Preformatted_20_Text"/>
      <text:p text:style-name="Preformatted_20_Text"><text:s text:c="4"/>Expojove 2025:</text:p>
      <text:p text:style-name="P2">Diseño sobrio y corporativo, con énfasis en los servicios ofrecidos a expositores. Se utilizan colores institucionales (azul y blanco), iconografía sencilla y estructura modular. Incluye sección de redes sociales y enlaces externos relevantes.</text:p>
      <text:p text:style-name="Preformatted_20_Text"/>
      <text:p text:style-name="Preformatted_20_Text"><text:s text:c="4"/>Salón del Cómic 2025:</text:p>
      <text:p text:style-name="P2">Diseño lúdico y dinámico. Se incorpora una tipografía más informal (“Bangers”) y paleta de colores vibrante (verde, amarillo, gris claro). Contiene agenda por días, promociones destacadas y énfasis en participación del público. Sección específica para invitados y promociones visualmente diferenciadas.</text:p>
      <text:p text:style-name="Preformatted_20_Text"/>
      <text:h text:style-name="Heading_20_1" text:outline-level="1"><text:soft-page-break/>4. Conclusión</text:h>
      <text:p text:style-name="Preformatted_20_Text"/>
      <text:p text:style-name="Preformatted_20_Text">Ambas plantillas cumplen su función informativa y promocional desde un enfoque accesible y funcional. Aunque el diseño se basa más en sentido común y buenas prácticas generales que en estrategias avanzadas de marketing digital, <text:span text:style-name="T2">a mi parecer</text:span> se logra transmitir el mensaje de forma efectiva y visualmente atractiva. Esto demuestra que, con fundamentos sólidos en usabilidad y estructura, es posible crear materiales de comunicación válidos incluso sin experiencia previa especializada.</text:p>
      <text:p text:style-name="Preformatted_20_Text"/>
      <text:h text:style-name="P1" text:outline-level="1">5. Directorio GitHub</text:h>
      <text:p text:style-name="P3">https://github.com/Giordano-Huaman/Proyecto_MJML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6T14:56:13.578107926</dc:date>
    <meta:editing-duration>PT5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361" meta:character-count="2557" meta:non-whitespace-character-count="2207"/>
  </office:meta>
</office:document-meta>
</file>